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1pt" fo:language="en" fo:country="US" style:font-size-asian="11pt" style:font-name-complex="Times New Roman1" style:font-size-complex="11pt"/>
    </style:style>
    <style:style style:name="P4" style:family="paragraph" style:parent-style-name="Standard">
      <style:text-properties style:font-name="Times New Roman" fo:font-size="11pt" fo:language="es" fo:country="ES" style:font-size-asian="11pt" style:font-name-complex="Times New Roman1" style:font-size-complex="11pt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margin-left="0cm" fo:margin-right="0cm" fo:text-indent="0.635cm" style:auto-text-indent="false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fo:language="en" fo:country="IE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List_20_Paragraph" style:list-style-name="WWNum1"/>
    <style:style style:name="P13" style:family="paragraph" style:parent-style-name="List_20_Paragraph">
      <style:text-properties fo:language="en" fo:country="IE"/>
    </style:style>
    <style:style style:name="P14" style:family="paragraph" style:parent-style-name="List_20_Paragraph">
      <style:text-properties fo:language="es" fo:country="ES"/>
    </style:style>
    <style:style style:name="P15" style:family="paragraph" style:parent-style-name="List_20_Paragraph" style:list-style-name="WWNum13"/>
    <style:style style:name="P16" style:family="paragraph" style:parent-style-name="List_20_Paragraph">
      <style:paragraph-properties fo:margin-left="1.905cm" fo:margin-right="0cm" fo:text-indent="0cm" style:auto-text-indent="false"/>
      <style:text-properties fo:language="en" fo:country="IE"/>
    </style:style>
    <style:style style:name="T1" style:family="text">
      <style:text-properties fo:language="en" fo:country="IE"/>
    </style:style>
    <style:style style:name="T2" style:family="text">
      <style:text-properties fo:language="en" fo:country="IE" fo:font-weight="bold" style:font-weight-asian="bold" style:font-weight-complex="bold"/>
    </style:style>
    <style:style style:name="T3" style:family="text">
      <style:text-properties fo:language="en" fo:country="IE" fo:font-weight="bold" officeooo:rsid="000ebdbd" style:font-weight-asian="bold" style:font-weight-complex="bold"/>
    </style:style>
    <style:style style:name="T4" style:family="text">
      <style:text-properties fo:language="en" fo:country="IE" fo:font-weight="bold" officeooo:rsid="0010aa6d" style:font-weight-asian="bold" style:font-weight-complex="bold"/>
    </style:style>
    <style:style style:name="T5" style:family="text">
      <style:text-properties fo:language="en" fo:country="IE" fo:font-weight="bold" officeooo:rsid="00117937" style:font-weight-asian="bold" style:font-weight-complex="bold"/>
    </style:style>
    <style:style style:name="T6" style:family="text">
      <style:text-properties style:text-position="super 58%" fo:language="en" fo:country="IE" fo:font-weight="bold" style:font-weight-asian="bold" style:font-weight-complex="bold"/>
    </style:style>
    <style:style style:name="T7" style:family="text">
      <style:text-properties style:font-name="Times New Roman" fo:font-size="11pt" fo:language="en" fo:country="US" style:font-size-asian="11pt" style:font-name-complex="Times New Roman1" style:font-size-complex="11pt"/>
    </style:style>
    <style:style style:name="T8" style:family="text">
      <style:text-properties style:font-name="Times New Roman" fo:font-size="11pt" fo:language="es" fo:country="ES" style:font-size-asian="11pt" style:font-name-complex="Times New Roman1" style:font-size-complex="11pt"/>
    </style:style>
    <style:style style:name="T9" style:family="text">
      <style:text-properties fo:language="es" fo:country="E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bdbd" style:font-weight-asian="bold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NAME:<text:tab/><text:tab/></text:span><text:span text:style-name="T3">Barron Ryan</text:span></text:p>
      <text:p text:style-name="P2"/>
      <text:p text:style-name="Standard"><text:span text:style-name="T2">STUDENT NUMBER:<text:tab/></text:span><text:span text:style-name="T3">16329561</text:span></text:p>
      <text:p text:style-name="P2"/>
      <text:p text:style-name="P2"/>
      <text:p text:style-name="Standard"><text:span text:style-name="T2">Please indicate your answers by entering the option ( (i), (ii), (iii) or (iv) ) where asked. </text:span></text:p>
      <text:p text:style-name="Standard"><text:span text:style-name="T2">You should append the completed document as a pdf with your typewritten worked solutions including MATLAB code) and upload to Blackboard by Friday 22</text:span><text:span text:style-name="T6">nd</text:span><text:span text:style-name="T2"> of March 2019.</text:span></text:p>
      <text:p text:style-name="P2"/>
      <text:p text:style-name="P2"/>
      <text:p text:style-name="P2"/>
      <text:p text:style-name="Standard"><text:span text:style-name="T2">Q 4.23</text:span></text:p>
      <text:p text:style-name="P1"/>
      <text:p text:style-name="P1"/>
      <text:list xml:id="list2016519521" text:style-name="WWNum1">
        <text:list-item>
          <text:p text:style-name="P12"><text:span text:style-name="T1"><text:s/></text:span></text:p>
        </text:list-item>
      </text:list>
      <text:p text:style-name="P13"/>
      <text:p text:style-name="Standard"><text:span text:style-name="T7">L =</text:span></text:p>
      <text:p text:style-name="P8"><text:span text:style-name="T7">1.5000<text:tab/><text:tab/>0<text:tab/> <text:tab/>0 <text:tab/><text:tab/>0</text:span></text:p>
      <text:p text:style-name="P8"><text:span text:style-name="T7">-2.0000 <text:tab/>1.0000 <text:tab/> <text:tab/>0 <text:tab/><text:tab/>0</text:span></text:p>
      <text:p text:style-name="P8"><text:span text:style-name="T7">0.5000 <text:tab/><text:tab/>1.0000 <text:tab/> <text:tab/>1.5000 <text:tab/><text:tab/>0</text:span></text:p>
      <text:p text:style-name="P8"><text:span text:style-name="T7">-2.0000 <text:tab/>3.5000 <text:tab/><text:tab/>-0.5000 <text:tab/>1.0000</text:span></text:p>
      <text:p text:style-name="P3"/>
      <text:p text:style-name="Standard"><text:span text:style-name="T7">U =</text:span></text:p>
      <text:p text:style-name="P8"><text:span text:style-name="T7">4.0000 <text:tab/><text:tab/>-1.0000 <text:tab/>3.0000 <text:tab/><text:tab/>2.0000</text:span></text:p>
      <text:p text:style-name="P8"><text:span text:style-name="T7">0 <text:tab/><text:tab/>-1.0000 <text:tab/>3.0000 <text:tab/><text:tab/>0.5000</text:span></text:p>
      <text:p text:style-name="P8"><text:span text:style-name="T7">0 <text:tab/><text:tab/>0 <text:tab/><text:tab/>2.0000 <text:tab/><text:tab/>1.0000</text:span></text:p>
      <text:p text:style-name="List_20_Paragraph"><text:span text:style-name="T7">0 <text:tab/><text:tab/>0 <text:tab/><text:tab/>0 <text:tab/><text:tab/>3.0000</text:span></text:p>
      <text:p text:style-name="P13"/>
      <text:p text:style-name="P13"/>
      <text:p text:style-name="P13"/>
      <text:p text:style-name="P13"/>
      <text:p text:style-name="Standard"><text:span text:style-name="T1"><text:line-break/>(ii)<text:line-break/><text:line-break/><text:line-break/></text:span><text:span text:style-name="T7">L =</text:span></text:p>
      <text:p text:style-name="P8"><text:span text:style-name="T7">1.0000<text:tab/><text:tab/>0<text:tab/> <text:tab/>0 <text:tab/><text:tab/>0</text:span></text:p>
      <text:p text:style-name="P8"><text:span text:style-name="T7">-2.0000 <text:tab/>1.0000 <text:tab/> <text:tab/>0 <text:tab/><text:tab/>0</text:span></text:p>
      <text:p text:style-name="P8"><text:span text:style-name="T7">0.5000 <text:tab/><text:tab/>1.5000 <text:tab/> <text:tab/>1.0000 <text:tab/><text:tab/>0</text:span></text:p>
      <text:p text:style-name="P8"><text:span text:style-name="T7">-2.0000 <text:tab/>3.0000 <text:tab/><text:tab/>-0.5000 <text:tab/>1.0000</text:span></text:p>
      <text:p text:style-name="P3"/>
      <text:p text:style-name="Standard"><text:span text:style-name="T7">U =</text:span></text:p>
      <text:p text:style-name="P8"><text:span text:style-name="T7">4.0000 <text:tab/><text:tab/>-1.0000 <text:tab/>3.0000 <text:tab/><text:tab/>2.0000</text:span></text:p>
      <text:p text:style-name="P8"><text:span text:style-name="T7">0 <text:tab/><text:tab/>-2.0000 <text:tab/>3.0000 <text:tab/><text:tab/>0.5000</text:span></text:p>
      <text:p text:style-name="P8"><text:span text:style-name="T7">0 <text:tab/><text:tab/>0 <text:tab/><text:tab/>4.0000 <text:tab/><text:tab/>2.0000</text:span></text:p>
      <text:p text:style-name="List_20_Paragraph"><text:span text:style-name="T7">0 <text:tab/><text:tab/>0 <text:tab/><text:tab/>0 <text:tab/><text:tab/>3.0000</text:span></text:p>
      <text:p text:style-name="Standard"><text:span text:style-name="T1"><text:line-break/></text:span></text:p>
      <text:p text:style-name="Standard"><text:bookmark text:name="_GoBack"/><text:span text:style-name="T1"><text:line-break/><text:line-break/></text:span><text:soft-page-break/><text:span text:style-name="T1">(iii)<text:line-break/><text:line-break/></text:span><text:span text:style-name="T8">L =</text:span></text:p>
      <text:p text:style-name="P8"><text:span text:style-name="T8">1.5000<text:tab/><text:tab/>0<text:tab/> <text:tab/>0 <text:tab/><text:tab/>0</text:span></text:p>
      <text:p text:style-name="P8"><text:span text:style-name="T8">-2.0000 <text:tab/>1.0000 <text:tab/> <text:tab/>0 <text:tab/><text:tab/>0</text:span></text:p>
      <text:p text:style-name="P8"><text:span text:style-name="T8">0.5000 <text:tab/><text:tab/>1.0000 <text:tab/> <text:tab/>1.0000 <text:tab/><text:tab/>0</text:span></text:p>
      <text:p text:style-name="P8"><text:span text:style-name="T8">-2.0000 <text:tab/>2.0000 <text:tab/><text:tab/>-0.5000 <text:tab/>1.0000</text:span></text:p>
      <text:p text:style-name="P4"/>
      <text:p text:style-name="Standard"><text:span text:style-name="T8">U =</text:span></text:p>
      <text:p text:style-name="P8"><text:span text:style-name="T8">3.0000 <text:tab/><text:tab/>-1.5000 <text:tab/>3.0000 <text:tab/><text:tab/>2.0000</text:span></text:p>
      <text:p text:style-name="P8"><text:span text:style-name="T8">0 <text:tab/><text:tab/>-2.0000 <text:tab/>3.0000 <text:tab/><text:tab/>0.5000</text:span></text:p>
      <text:p text:style-name="P8"><text:span text:style-name="T8">0 <text:tab/><text:tab/>0 <text:tab/><text:tab/>4.0000 <text:tab/><text:tab/>2.5000</text:span></text:p>
      <text:p text:style-name="List_20_Paragraph"><text:span text:style-name="T8">0 <text:tab/><text:tab/>0 <text:tab/><text:tab/>0 <text:tab/><text:tab/>1.0000<text:line-break/></text:span></text:p>
      <text:p text:style-name="P14"/>
      <text:p text:style-name="List_20_Paragraph"><text:span text:style-name="T9"><text:line-break/></text:span></text:p>
      <text:p text:style-name="Standard"><text:span text:style-name="T8">(iv)<text:line-break/><text:line-break/>L =</text:span></text:p>
      <text:p text:style-name="P8"><text:span text:style-name="T8">1.5000<text:tab/><text:tab/>0<text:tab/> <text:tab/>0 <text:tab/><text:tab/>0</text:span></text:p>
      <text:p text:style-name="P8"><text:span text:style-name="T8">-2.0000 <text:tab/>1.5000 <text:tab/> <text:tab/>0 <text:tab/><text:tab/>0</text:span></text:p>
      <text:p text:style-name="P8"><text:span text:style-name="T8">0.5000 <text:tab/><text:tab/>1.5000 <text:tab/> <text:tab/>1.5000 <text:tab/><text:tab/>0</text:span></text:p>
      <text:p text:style-name="P8"><text:span text:style-name="T8">-2.0000 <text:tab/>3.0000 <text:tab/><text:tab/>-0.5000 <text:tab/>1.5000</text:span></text:p>
      <text:p text:style-name="P4"/>
      <text:p text:style-name="Standard"><text:span text:style-name="T8">U =</text:span></text:p>
      <text:p text:style-name="P8"><text:span text:style-name="T8">4.0000 <text:tab/><text:tab/>-1.0000 <text:tab/>3.0000 <text:tab/><text:tab/>2.0000</text:span></text:p>
      <text:p text:style-name="P8"><text:span text:style-name="T8">0 <text:tab/><text:tab/>-2.0000 <text:tab/>3.0000 <text:tab/><text:tab/>0.5000</text:span></text:p>
      <text:p text:style-name="P8"><text:span text:style-name="T8">0 <text:tab/><text:tab/>0 <text:tab/><text:tab/>4.0000 <text:tab/><text:tab/>2.0000</text:span></text:p>
      <text:p text:style-name="List_20_Paragraph"><text:span text:style-name="T8">0 <text:tab/><text:tab/>0 <text:tab/><text:tab/>0 <text:tab/><text:tab/>2.0000</text:span></text:p>
      <text:p text:style-name="P5"/>
      <text:p text:style-name="P5"/>
      <text:p text:style-name="P6"/>
      <text:p text:style-name="P6"/>
      <text:p text:style-name="Standard"><text:span text:style-name="T10">Your Answer ((i) – (iv)): </text:span><text:span text:style-name="T11">(ii)</text:span></text:p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><text:span text:style-name="T10">Q 5.17 </text:span></text:p>
      <text:p text:style-name="Standard"/>
      <text:p text:style-name="Standard">You need only to indicate the best team and the worst team (from teams 1 to 6).</text:p>
      <text:p text:style-name="Standard"/>
      <text:p text:style-name="Standard"/>
      <text:p text:style-name="Standard"><text:span text:style-name="T2">Your Answers:<text:tab/><text:tab/>Best: </text:span><text:span text:style-name="T4">2 and 5<text:tab/></text:span><text:span text:style-name="T2">Worst: </text:span><text:span text:style-name="T4">1</text:span></text:p>
      <text:p text:style-name="Standard"/>
      <text:p text:style-name="Standard"/>
      <text:p text:style-name="Standard"/>
      <text:p text:style-name="Standard"><text:soft-page-break/></text:p>
      <text:p text:style-name="P1"/>
      <text:p text:style-name="P1"/>
      <text:p text:style-name="Standard"><text:span text:style-name="T2">Q 6.3</text:span></text:p>
      <text:p text:style-name="P1"/>
      <text:p text:style-name="P10"/>
      <text:p text:style-name="P10"/>
      <text:list xml:id="list169195039" text:style-name="WWNum13">
        <text:list-item>
          <text:p text:style-name="P15"><draw:frame draw:style-name="fr1" text:anchor-type="as-char" svg:width="10.289cm" svg:height="0.554cm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5"><draw:frame draw:style-name="fr1" text:anchor-type="as-char" svg:width="10.587cm" svg:height="0.554cm" draw:z-index="1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5"><draw:frame draw:style-name="fr1" text:anchor-type="as-char" svg:width="10.278cm" svg:height="0.554cm" draw:z-index="2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5"><draw:frame draw:style-name="fr1" text:anchor-type="as-char" svg:width="10.608cm" svg:height="0.554cm" draw:z-index="3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16"/>
      <text:p text:style-name="P10"/>
      <text:p text:style-name="Standard"><text:span text:style-name="T2">Your Answer ((i)-(iv)): <text:s/></text:span><text:span text:style-name="T5">(iii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DengXian" style:font-size-asian="12pt" style:language-asian="zh" style:country-asian="CN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DengXi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DengXian Light" style:font-family-asian="'DengXian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DengXian Light" style:font-family-asian="'DengXian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DengXian Light" style:font-family-asian="'DengXian Light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DengXian Light" style:font-family-asian="'DengXian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DengXian Light" style:font-family-asian="'DengXian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DengXian Light" style:font-family-asian="'DengXian Light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Arial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4" style:layout-grid-base-height="0.70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0</meta:editing-cycles>
    <meta:creation-date>2019-02-28T14:03:00</meta:creation-date>
    <dc:date>2019-03-12T17:20:46.462642795</dc:date>
    <meta:editing-duration>PT33M2S</meta:editing-duration>
    <meta:generator>LibreOffice/6.0.7.3$Linux_X86_64 LibreOffice_project/00m0$Build-3</meta:generator>
    <meta:document-statistic meta:table-count="0" meta:image-count="0" meta:object-count="4" meta:page-count="3" meta:paragraph-count="58" meta:word-count="242" meta:character-count="1386" meta:non-whitespace-character-count="10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b</mi>
        <mo stretchy="false">=</mo>
        <mn>4.6831</mn>
      </mrow>
      <mi>×</mi>
      <msup>
        <mn>10</mn>
        <mrow>
          <mo stretchy="false">−</mo>
          <mn>8</mn>
        </mrow>
      </msup>
      <mi>,</mi>
      <mrow>
        <mi>m</mi>
        <mo stretchy="false">=</mo>
        <mn>0.022,</mn>
      </mrow>
      <mi mathvariant="italic">population</mi>
      <mrow>
        <mrow>
          <mo fence="true" stretchy="true">(</mo>
          <mrow>
            <mn>1985</mn>
          </mrow>
          <mo fence="true" stretchy="true">)</mo>
        </mrow>
        <mo stretchy="false">=</mo>
        <mn>1014</mn>
      </mrow>
      <mi mathvariant="italic">million</mi>
    </mrow>
    <annotation encoding="StarMath 5.0">b=4.6831× {10} ^ {-8} ,     m=0.022,   population left (1985 right ) =1014 million      </annotation>
  </semantics>
</math>
</file>

<file path=Object 4/content.xml><?xml version="1.0" encoding="utf-8"?>
<math xmlns="http://www.w3.org/1998/Math/MathML" display="block">
  <semantics>
    <mrow>
      <mrow>
        <mi>b</mi>
        <mo stretchy="false">=</mo>
        <mn>4.</mn>
      </mrow>
      <mn>8</mn>
      <mn>93</mn>
      <mn>2</mn>
      <mi>×</mi>
      <msup>
        <mn>10</mn>
        <mrow>
          <mo stretchy="false">−</mo>
          <mn>8</mn>
        </mrow>
      </msup>
      <mi>,</mi>
      <mrow>
        <mi>m</mi>
        <mo stretchy="false">=</mo>
        <mn>0.0</mn>
      </mrow>
      <mn>2</mn>
      <mn>2,</mn>
      <mi mathvariant="italic">population</mi>
      <mrow>
        <mrow>
          <mo fence="true" stretchy="true">(</mo>
          <mrow>
            <mn>1985</mn>
          </mrow>
          <mo fence="true" stretchy="true">)</mo>
        </mrow>
        <mo stretchy="false">=</mo>
        <mn>10</mn>
      </mrow>
      <mn>24</mn>
      <mi mathvariant="italic">million</mi>
    </mrow>
    <annotation encoding="StarMath 5.0">b=4. 8 93 2 × {10} ^ {-8} ,     m=0.0 2 2,   population left (1985 right ) =10 24  million      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n>4.6931</mn>
      </mrow>
      <mi>×</mi>
      <msup>
        <mn>10</mn>
        <mrow>
          <mo stretchy="false">−</mo>
          <mn>8</mn>
        </mrow>
      </msup>
      <mi>,</mi>
      <mrow>
        <mi>m</mi>
        <mo stretchy="false">=</mo>
        <mn>0.012,</mn>
      </mrow>
      <mi mathvariant="italic">population</mi>
      <mrow>
        <mrow>
          <mo fence="true" stretchy="true">(</mo>
          <mrow>
            <mn>1985</mn>
          </mrow>
          <mo fence="true" stretchy="true">)</mo>
        </mrow>
        <mo stretchy="false">=</mo>
        <mn>1038</mn>
      </mrow>
      <mi mathvariant="italic">million</mi>
    </mrow>
    <annotation encoding="StarMath 5.0">b=4.6931× {10} ^ {-8} ,     m=0.012,   population left (1985 right ) =1038 million      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n>4.</mn>
      </mrow>
      <mn>9</mn>
      <mn>93</mn>
      <mn>2</mn>
      <mi>×</mi>
      <msup>
        <mn>10</mn>
        <mrow>
          <mo stretchy="false">−</mo>
          <mn>8</mn>
        </mrow>
      </msup>
      <mi>,</mi>
      <mrow>
        <mi>m</mi>
        <mo stretchy="false">=</mo>
        <mn>0.01</mn>
      </mrow>
      <mn>4</mn>
      <mi>,</mi>
      <mi mathvariant="italic">population</mi>
      <mrow>
        <mrow>
          <mo fence="true" stretchy="true">(</mo>
          <mrow>
            <mn>1985</mn>
          </mrow>
          <mo fence="true" stretchy="true">)</mo>
        </mrow>
        <mo stretchy="false">=</mo>
        <mn>10</mn>
      </mrow>
      <mn>42</mn>
      <mi mathvariant="italic">million</mi>
    </mrow>
    <annotation encoding="StarMath 5.0">b=4. 9 93 2 × {10} ^ {-8} ,     m=0.01 4 ,   population left (1985 right ) =10 42  million      </annotation>
  </semantics>
</math>
</file>